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Standard">
      <style:paragraph-properties fo:margin-top="0in" fo:margin-bottom="0.0402in" style:writing-mode="lr-tb"/>
      <style:text-properties fo:font-style="normal" style:font-style-asian="normal" style:font-style-complex="normal"/>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Div">
      <style:paragraph-properties fo:margin-left="0.4417in" fo:margin-right="0in" fo:margin-top="0in" fo:margin-bottom="0.0402in" fo:text-indent="0in" style:auto-text-indent="false" style:writing-mode="lr-tb"/>
    </style:style>
    <style:style style:name="P25"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28"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0" style:family="paragraph" style:parent-style-name="Standard">
      <style:paragraph-properties fo:margin-top="0in" fo:margin-bottom="0.0402in" style:writing-mode="lr-tb"/>
    </style:style>
    <style:style style:name="P31" style:family="paragraph" style:parent-style-name="Standard">
      <style:paragraph-properties fo:margin-top="0in" fo:margin-bottom="0.0402in" style:writing-mode="lr-tb"/>
      <style:text-properties fo:font-style="italic" style:font-style-asian="italic" style:font-style-complex="italic"/>
    </style:style>
    <style:style style:name="P32"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fo:font-style="normal" style:font-style-asian="normal" style:font-style-complex="normal"/>
    </style:style>
    <style:style style:name="P36"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7" style:family="paragraph" style:parent-style-name="Div">
      <style:paragraph-properties fo:margin-left="0in" fo:margin-right="0in" fo:margin-top="0in" fo:margin-bottom="0.0402in" fo:text-indent="0in" style:auto-text-indent="false" style:writing-mode="lr-tb"/>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font-name="Arial" fo:font-weight="bold" style:font-weight-asian="bold" style:font-weight-complex="bold"/>
    </style:style>
    <style:style style:name="T12" style:family="text">
      <style:text-properties style:font-name="Ari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orashon: The Musical</text:p>
      <text:p text:style-name="P20"/>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 -- an older woman in a provocative dress, a poorly dressed drunk, and Thisone.</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text:soft-page-break/>Fade in; caption: 3 years earlier</text:p>
      <text:p text:style-name="P9">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5">It was a starry night</text:p>
      <text:p text:style-name="P25">In mid July</text:p>
      <text:p text:style-name="P25">We were a lonely girl</text:p>
      <text:p text:style-name="P25">A lonely guy</text:p>
      <text:p text:style-name="P25">A lonely star was passing by</text:p>
      <text:p text:style-name="P24"><text:span text:style-name="T1">Starlite</text:span><text:span text:style-name="T4">tm</text:span><text:span text:style-name="T1"> was touching you &amp; I</text:span></text:p>
      <text:p text:style-name="P25"/>
      <text:p text:style-name="P25">We told the Moon, be still</text:p>
      <text:p text:style-name="P25">And light our way</text:p>
      <text:p text:style-name="P25">We told the Earth to stop</text:p>
      <text:p text:style-name="P25">And hold the day</text:p>
      <text:p text:style-name="P25">We told the Sun to stay away</text:p>
      <text:p text:style-name="P24"><text:span text:style-name="T1">We told him Starlite</text:span><text:span text:style-name="T4">tm</text:span><text:span text:style-name="T1"> was OK</text:span></text:p>
      <text:p text:style-name="P25"/>
      <text:p text:style-name="P25">Something is strange</text:p>
      <text:p text:style-name="P25">Something has changed</text:p>
      <text:p text:style-name="P24"><text:span text:style-name="T1">Starlite</text:span><text:span text:style-name="T4">tm</text:span><text:span text:style-name="T1"> has turned to day</text:span></text:p>
      <text:p text:style-name="P25"/>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text:soft-page-break/>_Thisone: Not diagnosed, but probably, yeah.</text:p>
      <text:p text:style-name="P15">_Annai: They have drugs for that sort of thing.  You should look into it.</text:p>
      <text:p text:style-name="P15">_Thisone: Maybe I will.</text:p>
      <text:p text:style-name="P15"/>
      <text:p text:style-name="P16">Music swells in background; Ogre sings another verse</text:p>
      <text:p text:style-name="P25">It was a misty morning afternoon</text:p>
      <text:p text:style-name="P25">The sun was shining on the bride and groom</text:p>
      <text:p text:style-name="P25">We kissed till midnight, danced till noon</text:p>
      <text:p text:style-name="P24"><text:span text:style-name="T1">Under the Starlite</text:span><text:span text:style-name="T4">tm</text:span><text:span text:style-name="T1">  in our room</text:span></text:p>
      <text:p text:style-name="P24"/>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text:soft-page-break/>If I let you dance to this</text:p>
      <text:p text:style-name="P13">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text:soft-page-break/>Music has shifted to a danceable beat. They dance.</text:p>
      <text:p text:style-name="P16">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text:soft-page-break/>_Thisone: that was a bit rude.</text:p>
      <text:p text:style-name="P15">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song: Give it all to me</text:p>
      <text:p text:style-name="P23"/>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text:soft-page-break/>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text:soft-page-break/>_Thisone: But there was significance in what he was saying, as well as the images.  Do you listen to the lyrics?</text:p>
      <text:p text:style-name="P15">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text:soft-page-break/>_Annai: No, but I can tell.  It's your attitude.</text:p>
      <text:p text:style-name="P15">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text:soft-page-break/>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text:soft-page-break/>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think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text:soft-page-break/>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9"/>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just look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text:soft-page-break/>(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text:soft-page-break/>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text:soft-page-break/>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text:soft-page-break/>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text:soft-page-break/>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ing to burn like a star</text:p>
      <text:p text:style-name="P23">Play that guitar</text:p>
      <text:p text:style-name="P23">Singing a song</text:p>
      <text:p text:style-name="P23">It won't tak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 drive a thirty foot car</text:p>
      <text:p text:style-name="P23">I own a house in the woods</text:p>
      <text:p text:style-name="P23">I've got material goods</text:p>
      <text:p text:style-name="P23">I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text:soft-page-break/>Like, "Am I Real?"</text:p>
      <text:p text:style-name="P23"/>
      <text:p text:style-name="P23">(solo -- played by the Ogre)</text:p>
      <text:p text:style-name="P23"/>
      <text:p text:style-name="P23">Nebulous plans</text:p>
      <text:p text:style-name="P23">Backed up by hopeless demand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text:soft-page-break/>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text:soft-page-break/>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have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text:soft-page-break/>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text:soft-page-break/>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text:soft-page-break/>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text:soft-page-break/>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text:soft-page-break/>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5">Now as the years unwind</text:p>
      <text:p text:style-name="P25">Our love so true</text:p>
      <text:p text:style-name="P25">The morning sun illuminates our view</text:p>
      <text:p text:style-name="P25">And when it's hard on me and you</text:p>
      <text:p text:style-name="P24"><text:span text:style-name="T1">We think of Starlite</text:span><text:span text:style-name="T4">tm</text:span><text:span text:style-name="T1"> we once new</text:span></text:p>
      <text:p text:style-name="P25"/>
      <text:p text:style-name="P25"/>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5"/>
      <text:p text:style-name="P25">Something has changed</text:p>
      <text:p text:style-name="P25">Something is strange</text:p>
      <text:p text:style-name="P24"><text:span text:style-name="T1">Starlite</text:span><text:span text:style-name="T4">tm</text:span><text:span text:style-name="T1"> has turned to day</text:span></text:p>
      <text:p text:style-name="P25"/>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text:soft-page-break/>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text:soft-page-break/>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
      <text:p text:style-name="P16">Fade in -- repeated scenes, leaving messages etc. Fade out. </text:p>
      <text:p text:style-name="P16"/>
      <text:p text:style-name="P16">Scene: 1700's ballroom. <text:s/>Morashon (mostly human), Thisone, and Annai are in period dress. <text:s/>As they sing, they perform a stately dance. <text:s/>The Ogre accompanies them on harpsichord.</text:p>
      <text:p text:style-name="P16"/>
      <text:p text:style-name="P26">Song: Ballad of Morashon</text:p>
      <text:p text:style-name="P26">Sung by: Thisone, Morashon, Annai (?)</text:p>
      <text:p text:style-name="P26"/>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28">Morashon and me...</text:p>
      <text:p text:style-name="P16"/>
      <text:p text:style-name="P16">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6"/>
      <text:p text:style-name="P15">_Thisone (as Morashon): Thank you for coming.  This will be my farewell performance.  </text:p>
      <text:p text:style-name="P15"/>
      <text:p text:style-name="P16">(boos and whistles from crowd, murmuring -- who is this? Where's Morashon?)</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
      <text:p text:style-name="P16">Morashon is green, humanoid, and two-headed, alternating lead vocals and singing harmony (in Thisone's voice). He does a soft-shoe, with two tophats and a cane.</text:p>
      <text:p text:style-name="P16"/>
      <text:p text:style-name="P21"><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text:soft-page-break/>Song: Mouth Of Truth</text:p>
      <text:p text:style-name="P16"/>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oft-page-break/><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8"/>
      <text:p text:style-name="P16">Scene: Starlite Lounge; three years later (end of <text:s/>flashback).  </text:p>
      <text:p text:style-name="P16"/>
      <text:p text:style-name="P17">_Pianoplayer: <text:s/>Hello, my friends. <text:s/>It seems, again, we have come to the end of another night of music, magic, and mischief. <text:s/>Now I must bid you all adieu, as the Starlite fades into blackness -- vast, infinite, inconsolable.</text:p>
      <text:p text:style-name="P17"/>
      <text:p text:style-name="P16">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6"/>
      <text:p text:style-name="P16">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_Stranger: Off-grid equipment.  Jacked into the Grid using human interface API's.</text:p>
      <text:p text:style-name="P15">_Thisone: Oy.  The final onion peel?</text:p>
      <text:p text:style-name="P15">_Stranger: There always seems to be another layer, eh?</text:p>
      <text:p text:style-name="P15">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A Love Sublime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text:soft-page-break/>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span></text:p>
      <text:p text:style-name="P11"/>
      <text:p text:style-name="P29"><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27"/>
      <text:p text:style-name="P26">The bartender changes the channel, and the camera pans around so we can see the TV screen. <text:s/>“One” plays, and we see a video of Morashon (Thisone) performing the song, with tophats and cane. <text:s/>The title reads: “Morashon -- Two-headed Talent!” <text:s/></text:p>
      <text:p text:style-name="P26"/>
      <text:p text:style-name="P26">The bartender and the other customers are laughing and enjoying the video. <text:s/>Camera zooms in to the screen, as an information bubble appears:</text:p>
      <text:p text:style-name="P26"/>
      <text:p text:style-name="P35"><text:span text:style-name="T11">Moldy Memeories</text:span></text:p>
      <text:p text:style-name="P34"><text:span text:style-name="T1">Where Are They Now?</text:span></text:p>
      <text:p text:style-name="P34"><text:span text:style-name="T10">click here to find out!</text:span></text:p>
      <text:p text:style-name="P33"/>
      <text:p text:style-name="P26">Thisone leaves a tip, gets up and leaves the bar.</text:p>
      <text:p text:style-name="P26"/>
      <text:p text:style-name="P26">The End</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00</meta:editing-cycles>
    <dc:date>2012-09-18T03:10:12</dc:date>
    <meta:editing-duration>P14DT56M54S</meta:editing-duration>
    <meta:document-statistic meta:table-count="0" meta:image-count="0" meta:object-count="0" meta:page-count="47" meta:paragraph-count="1742" meta:word-count="19605" meta:character-count="109911" meta:non-whitespace-character-count="90322"/>
  </office:meta>
</office:document-meta>
</file>